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P1" style:family="paragraph" style:parent-style-name="Heading_20_1">
      <style:paragraph-properties fo:break-before="page"/>
    </style:style>
    <style:style style:name="P2" style:family="paragraph" style:parent-style-name="Text_20_body">
      <style:text-properties officeooo:rsid="0010c58c" officeooo:paragraph-rsid="0010c58c"/>
    </style:style>
    <style:style style:name="P3" style:family="paragraph" style:parent-style-name="Text_20_body">
      <style:text-properties officeooo:rsid="00140d6b" officeooo:paragraph-rsid="00140d6b"/>
    </style:style>
    <style:style style:name="P4" style:family="paragraph" style:parent-style-name="Text_20_body" style:list-style-name="L1">
      <style:text-properties officeooo:rsid="00142392" officeooo:paragraph-rsid="00142392"/>
    </style:style>
    <style:style style:name="P5" style:family="paragraph" style:parent-style-name="Text_20_body" style:list-style-name="L2">
      <style:text-properties officeooo:rsid="00142392" officeooo:paragraph-rsid="00142392"/>
    </style:style>
    <style:style style:name="P6" style:family="paragraph" style:parent-style-name="Text_20_body" style:list-style-name="L3">
      <style:text-properties officeooo:rsid="00142392" officeooo:paragraph-rsid="00142392"/>
    </style:style>
    <style:style style:name="P7" style:family="paragraph" style:parent-style-name="Text_20_body">
      <style:text-properties officeooo:rsid="0014a05f" officeooo:paragraph-rsid="0014a05f"/>
    </style:style>
    <style:style style:name="P8" style:family="paragraph" style:parent-style-name="Text_20_body" style:list-style-name="L4">
      <style:text-properties officeooo:rsid="0014a05f" officeooo:paragraph-rsid="0014a05f"/>
    </style:style>
    <style:style style:name="P9" style:family="paragraph" style:parent-style-name="Text_20_body">
      <style:text-properties officeooo:rsid="00157e15" officeooo:paragraph-rsid="00157e15"/>
    </style:style>
    <style:style style:name="P10" style:family="paragraph" style:parent-style-name="Text_20_body">
      <style:text-properties officeooo:rsid="001758fc" officeooo:paragraph-rsid="001758fc"/>
    </style:style>
    <style:style style:name="P11" style:family="paragraph" style:parent-style-name="Text_20_body">
      <style:paragraph-properties fo:margin-left="0.4925in" fo:margin-right="0in" fo:text-indent="0in" style:auto-text-indent="false"/>
      <style:text-properties officeooo:rsid="001758fc" officeooo:paragraph-rsid="001758fc"/>
    </style:style>
    <style:style style:name="P12" style:family="paragraph" style:parent-style-name="Text_20_body">
      <style:paragraph-properties fo:margin-left="0in" fo:margin-right="0in" fo:text-indent="0in" style:auto-text-indent="false"/>
      <style:text-properties officeooo:rsid="001758fc" officeooo:paragraph-rsid="001758fc"/>
    </style:style>
    <style:style style:name="P13" style:family="paragraph" style:parent-style-name="Text_20_body">
      <style:paragraph-properties fo:margin-left="0in" fo:margin-right="0in" fo:text-indent="0in" style:auto-text-indent="false"/>
      <style:text-properties officeooo:rsid="00182c7a" officeooo:paragraph-rsid="00182c7a"/>
    </style:style>
    <style:style style:name="P14" style:family="paragraph" style:parent-style-name="Text_20_body">
      <style:paragraph-properties fo:margin-left="0.4925in" fo:margin-right="0in" fo:margin-top="0in" fo:margin-bottom="0.0181in" loext:contextual-spacing="false" fo:text-indent="0in" style:auto-text-indent="false"/>
      <style:text-properties officeooo:rsid="001758fc" officeooo:paragraph-rsid="001758fc"/>
    </style:style>
    <style:style style:name="P15" style:family="paragraph" style:parent-style-name="Text_20_body">
      <style:paragraph-properties fo:margin-left="0.4925in" fo:margin-right="0in" fo:margin-top="0in" fo:margin-bottom="0.0181in" loext:contextual-spacing="false" fo:text-indent="0in" style:auto-text-indent="false"/>
      <style:text-properties officeooo:rsid="001758fc" officeooo:paragraph-rsid="00182c7a"/>
    </style:style>
    <style:style style:name="P16" style:family="paragraph" style:parent-style-name="Text_20_body">
      <style:paragraph-properties fo:margin-left="0.4925in" fo:margin-right="0in" fo:margin-top="0in" fo:margin-bottom="0.0181in" loext:contextual-spacing="false" fo:text-indent="0in" style:auto-text-indent="false"/>
      <style:text-properties officeooo:rsid="00179656" officeooo:paragraph-rsid="00179656"/>
    </style:style>
    <style:style style:name="P17" style:family="paragraph" style:parent-style-name="Text_20_body">
      <style:paragraph-properties fo:margin-left="0.4925in" fo:margin-right="0in" fo:margin-top="0in" fo:margin-bottom="0.0181in" loext:contextual-spacing="false" fo:text-indent="0in" style:auto-text-indent="false"/>
      <style:text-properties officeooo:rsid="00179656" officeooo:paragraph-rsid="00182c7a"/>
    </style:style>
    <style:style style:name="P18" style:family="paragraph" style:parent-style-name="Table_20_Contents">
      <style:text-properties officeooo:rsid="00140d6b" officeooo:paragraph-rsid="00140d6b"/>
    </style:style>
    <style:style style:name="P19" style:family="paragraph" style:parent-style-name="Table_20_Contents">
      <style:text-properties officeooo:rsid="00142392" officeooo:paragraph-rsid="00142392"/>
    </style:style>
    <style:style style:name="T1" style:family="text">
      <style:text-properties officeooo:rsid="00142392"/>
    </style:style>
    <style:style style:name="T2" style:family="text">
      <style:text-properties officeooo:rsid="00157e15"/>
    </style:style>
    <style:style style:name="T3" style:family="text">
      <style:text-properties officeooo:rsid="001758fc"/>
    </style:style>
    <style:style style:name="T4" style:family="text">
      <style:text-properties officeooo:rsid="00179656"/>
    </style:style>
    <style:style style:name="T5" style:family="text">
      <style:text-properties officeooo:rsid="00182c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 API</text:p>
      <text:p text:style-name="P2">The goal of this document is to describe parts of the DOM API that I would find useful in building applications.</text:p>
      <text:p text:style-name="P3">The document and window objects are always available.<text:span text:style-name="T1"> The window is like the browser, and the document is the root of the document DOM.</text:span></text:p>
      <text:p text:style-name="P3">Here are some of the more important data types:</text:p>
      <table:table table:name="Table1" table:style-name="Table1">
        <table:table-column table:style-name="Table1.A" table:number-columns-repeated="2"/>
        <table:table-row>
          <table:table-cell office:value-type="string">
            <text:p text:style-name="P18">document</text:p>
          </table:table-cell>
          <table:table-cell office:value-type="string">
            <text:p text:style-name="P18">This is always the root document</text:p>
          </table:table-cell>
        </table:table-row>
        <table:table-row>
          <table:table-cell office:value-type="string">
            <text:p text:style-name="P18">element</text:p>
          </table:table-cell>
          <table:table-cell office:value-type="string">
            <text:p text:style-name="P19">An element or node of the document</text:p>
          </table:table-cell>
        </table:table-row>
        <table:table-row>
          <table:table-cell office:value-type="string">
            <text:p text:style-name="P19">nodeList</text:p>
          </table:table-cell>
          <table:table-cell office:value-type="string">
            <text:p text:style-name="P19">An array of elements</text:p>
          </table:table-cell>
        </table:table-row>
        <table:table-row>
          <table:table-cell office:value-type="string">
            <text:p text:style-name="P19">attribute</text:p>
          </table:table-cell>
          <table:table-cell office:value-type="string">
            <text:p text:style-name="P19">A different type of node</text:p>
          </table:table-cell>
        </table:table-row>
        <table:table-row>
          <table:table-cell office:value-type="string">
            <text:p text:style-name="P19">namedNodeMap</text:p>
          </table:table-cell>
          <table:table-cell office:value-type="string">
            <text:p text:style-name="P19">Like an array accessed by name or index</text:p>
          </table:table-cell>
        </table:table-row>
      </table:table>
      <text:p text:style-name="P3"/>
      <text:h text:style-name="Heading_20_1" text:outline-level="1">Common APIs</text:h>
      <text:h text:style-name="Heading_20_2" text:outline-level="2">Document</text:h>
      <text:list xml:id="list2397716620" text:style-name="L1">
        <text:list-item>
          <text:p text:style-name="P4">getElementById</text:p>
        </text:list-item>
        <text:list-item>
          <text:p text:style-name="P4">getElementsByTagName</text:p>
        </text:list-item>
        <text:list-item>
          <text:p text:style-name="P4">createElement</text:p>
        </text:list-item>
        <text:list-item>
          <text:p text:style-name="P4">appendChild</text:p>
        </text:list-item>
      </text:list>
      <text:h text:style-name="Heading_20_2" text:outline-level="2">Element</text:h>
      <text:list xml:id="list404129903" text:style-name="L2">
        <text:list-item>
          <text:p text:style-name="P5">innerHTML</text:p>
        </text:list-item>
        <text:list-item>
          <text:p text:style-name="P5">style</text:p>
        </text:list-item>
        <text:list-item>
          <text:p text:style-name="P5">setAttribute</text:p>
        </text:list-item>
        <text:list-item>
          <text:p text:style-name="P5">getAttribute</text:p>
        </text:list-item>
        <text:list-item>
          <text:p text:style-name="P5">addEventListener</text:p>
        </text:list-item>
      </text:list>
      <text:h text:style-name="Heading_20_2" text:outline-level="2">Window</text:h>
      <text:list xml:id="list945564311" text:style-name="L3">
        <text:list-item>
          <text:p text:style-name="P6">content</text:p>
        </text:list-item>
        <text:list-item>
          <text:p text:style-name="P6">onload</text:p>
        </text:list-item>
        <text:list-item>
          <text:p text:style-name="P6">dump</text:p>
        </text:list-item>
        <text:list-item>
          <text:p text:style-name="P6"><text:soft-page-break/>scrollTo</text:p>
        </text:list-item>
      </text:list>
      <text:h text:style-name="Heading_20_2" text:outline-level="2">Node</text:h>
      <text:list xml:id="list3652079621" text:style-name="L4">
        <text:list-item>
          <text:p text:style-name="P8">appendChild</text:p>
        </text:list-item>
        <text:list-item>
          <text:p text:style-name="P8">removeChild</text:p>
        </text:list-item>
        <text:list-item>
          <text:p text:style-name="P8">replaceChild</text:p>
        </text:list-item>
      </text:list>
      <text:h text:style-name="Heading_20_2" text:outline-level="2">Text</text:h>
      <text:p text:style-name="P7">This represents the textual content of an Element or Attr.</text:p>
      <text:p text:style-name="P7"/>
      <text:h text:style-name="P1" text:outline-level="1">JSKit <text:span text:style-name="T2">DOM </text:span>Lexicon</text:h>
      <text:p text:style-name="P9">We want words that can add a sidebar of some width, some controls at the top, and a 4x4 grid for content. Let's start with that.<text:span text:style-name="T3"> How would we create a sidebar?</text:span></text:p>
      <text:p text:style-name="P10">How about a "sidebar" word. It would create a sidebar if one wasn't there. If one was there, it would replace it with a new sidebar. This would also create an @sidebar word that would push the current sidebar onto the stack.</text:p>
      <text:p text:style-name="P10">A "content" word would do the same thing for the content. Similarly for "controls".</text:p>
      <text:p text:style-name="P10">An init word would be defined like this:</text:p>
      <text:p text:style-name="P11">: init <text:s text:c="3"/>app_sidebar <text:s/>app_controls <text:s/>app_content ;</text:p>
      <text:p text:style-name="P12">The app_sidebar word would be defined like this:</text:p>
      <text:p text:style-name="P14">: app_sidebar <text:s/>sidebar</text:p>
      <text:p text:style-name="P14"><text:s text:c="24"/>@sidebar <text:s/>team_chooser <text:s/>appendChild</text:p>
      <text:p text:style-name="P14"><text:s text:c="24"/>@sidebar <text:s/><text:span text:style-name="T4">detail_overview</text:span> <text:s/>appendChild</text:p>
      <text:p text:style-name="P16">;</text:p>
      <text:p text:style-name="P16"/>
      <text:p text:style-name="P12"/>
      <text:p text:style-name="P13">The app_content would be defined like this:</text:p>
      <text:p text:style-name="P15">: app_<text:span text:style-name="T5">content</text:span> <text:s/><text:span text:style-name="T5">content</text:span></text:p>
      <text:p text:style-name="P15"><text:s text:c="24"/>@<text:span text:style-name="T5">content</text:span> <text:s/><text:span text:style-name="T5">1 8 jose_chart</text:span> <text:s/>appendChild</text:p>
      <text:p text:style-name="P17">;</text:p>
      <text:p text:style-name="P13"/>
      <text:p text:style-name="P13">There must be something tying the charts and controls together. This data would come from the server and be manipulated by the controls. We need to figure out how tha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7:19:53.582215585</meta:creation-date>
    <dc:date>2017-04-08T16:36:53.868283676</dc:date>
    <meta:editing-duration>P3DT21H52M29S</meta:editing-duration>
    <meta:editing-cycles>2</meta:editing-cycles>
    <meta:generator>LibreOffice/5.3.0.3$Linux_X86_64 LibreOffice_project/30m0$Build-3</meta:generator>
    <meta:document-statistic meta:table-count="1" meta:image-count="0" meta:object-count="0" meta:page-count="3" meta:paragraph-count="53" meta:word-count="310" meta:character-count="1845" meta:non-whitespace-character-count="1519"/>
  </office:meta>
</office:document-meta>
</file>